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5b4" officeooo:paragraph-rsid="000ff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:- https://www.youtube.com/watch?v=onbBV0uFVp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4:46.071303151</meta:creation-date>
    <meta:generator>LibreOffice/6.4.7.2$Linux_X86_64 LibreOffice_project/40$Build-2</meta:generator>
    <dc:date>2021-05-13T11:56:06.606362167</dc:date>
    <meta:editing-duration>PT1M21S</meta:editing-duration>
    <meta:editing-cycles>1</meta:editing-cycles>
    <meta:document-statistic meta:table-count="0" meta:image-count="0" meta:object-count="0" meta:page-count="1" meta:paragraph-count="1" meta:word-count="3" meta:character-count="53" meta:non-whitespace-character-count="51"/>
  </office:meta>
</office:document-meta>
</file>